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tham Light" svg:font-family="'Gotham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77c8" draw:opacity="58%" draw:shadow="hidden"/>
    </style:style>
    <style:style style:name="gr2" style:family="graphic" style:parent-style-name="standard">
      <style:graphic-properties draw:stroke="none" draw:fill="none" draw:textarea-vertical-align="middle" fo:min-height="1.077cm" fo:min-width="2.54cm" fo:padding-top="0cm" fo:padding-bottom="0cm" fo:padding-left="0cm" fo:padding-right="0cm"/>
    </style:style>
    <style:style style:name="gr3" style:family="graphic" style:parent-style-name="standard">
      <style:graphic-properties draw:stroke="none" draw:fill="solid" draw:fill-color="#0033a0" draw:shadow="hidden"/>
    </style:style>
    <style:style style:name="gr4" style:family="graphic" style:parent-style-name="standard">
      <style:graphic-properties draw:stroke="none" draw:fill="none" draw:textarea-vertical-align="middle" fo:min-height="0.661cm" fo:min-width="2.54cm" fo:padding-top="0cm" fo:padding-bottom="0cm" fo:padding-left="0cm" fo:padding-right="0cm"/>
    </style:style>
    <style:style style:name="gr5" style:family="graphic" style:parent-style-name="standard">
      <style:graphic-properties draw:stroke="none" draw:fill="solid" draw:fill-color="#6ad1e3" draw:shadow="hidden"/>
    </style:style>
    <style:style style:name="gr6" style:family="graphic" style:parent-style-name="standard">
      <style:graphic-properties draw:stroke="none" draw:fill="none" draw:textarea-vertical-align="middle" fo:min-height="0.772cm" fo:min-width="2.54cm" fo:padding-top="0cm" fo:padding-bottom="0cm" fo:padding-left="0cm" fo:padding-right="0cm"/>
    </style:style>
    <style:style style:name="gr7" style:family="graphic" style:parent-style-name="standard">
      <style:graphic-properties draw:stroke="none" draw:fill="solid" draw:fill-color="#00a9ce" draw:shadow="hidden"/>
    </style:style>
    <style:style style:name="gr8" style:family="graphic" style:parent-style-name="standard">
      <style:graphic-properties draw:stroke="solid" svg:stroke-width="0.035cm" svg:stroke-color="#feffff" svg:stroke-opacity="100%" draw:stroke-linejoin="miter" svg:stroke-linecap="square" draw:fill="none" fo:padding-top="0.142cm" fo:padding-bottom="0.142cm" fo:padding-left="0.267cm" fo:padding-right="0.267cm" draw:shadow="hidden"/>
    </style:style>
    <style:style style:name="gr9" style:family="graphic" style:parent-style-name="standard">
      <style:graphic-properties draw:stroke="none" draw:fill="none" draw:textarea-vertical-align="middle" fo:min-height="0.458cm" fo:min-width="2.54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vertical-align="middle" fo:min-height="0.407cm" fo:min-width="2.54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vertical-align="middle" fo:min-height="0.605cm" fo:min-width="2.54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vertical-align="middle" fo:min-height="1.294cm" fo:min-width="2.54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vertical-align="middle" fo:min-height="1.525cm" fo:min-width="2.54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vertical-align="middle" fo:min-height="1.297cm" fo:min-width="2.54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vertical-align="middle" fo:min-height="0.73cm" fo:min-width="2.54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vertical-align="middle" fo:min-height="0.8cm" fo:min-width="2.54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vertical-align="middle" fo:min-height="1.023cm" fo:min-width="2.54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vertical-align="middle" fo:min-height="0.621cm" fo:min-width="2.54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vertical-align="middle" fo:min-height="0.878cm" fo:min-width="2.54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vertical-align="middle" fo:min-height="0.961cm" fo:min-width="2.54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vertical-align="top" fo:min-height="4.655cm" fo:min-width="2.54cm" fo:padding-top="0cm" fo:padding-bottom="0cm" fo:padding-left="0cm" fo:padding-right="0cm"/>
    </style:style>
    <style:style style:name="gr22" style:family="graphic" style:parent-style-name="standard">
      <style:graphic-properties draw:stroke="none" draw:fill="solid" draw:fill-color="#a4e6ff" draw:opacity="56%" draw:shadow="hidden"/>
    </style:style>
    <style:style style:name="gr23" style:family="graphic" style:parent-style-name="standard">
      <style:graphic-properties draw:stroke="none" draw:fill="none" draw:textarea-vertical-align="middle" fo:min-height="0.697cm" fo:min-width="2.54cm" fo:padding-top="0cm" fo:padding-bottom="0cm" fo:padding-left="0cm" fo:padding-right="0cm"/>
    </style:style>
    <style:style style:name="gr24" style:family="graphic" style:parent-style-name="standard">
      <style:graphic-properties draw:stroke="none" svg:stroke-color="#000000" draw:fill="none" draw:fill-color="#ffffff" fo:min-height="0.766cm"/>
    </style:style>
    <style:style style:name="gr25" style:family="graphic" style:parent-style-name="standard">
      <style:graphic-properties draw:stroke="none" draw:fill="none" draw:textarea-vertical-align="middle" fo:min-height="1.482cm" fo:min-width="2.54cm" fo:padding-top="0cm" fo:padding-bottom="0cm" fo:padding-left="0cm" fo:padding-right="0cm"/>
    </style:style>
    <style:style style:name="gr26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P1" style:family="paragraph">
      <loext:graphic-properties draw:fill="solid" draw:fill-color="#0077c8" draw:opacity="58%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solid" draw:fill-color="#0033a0"/>
    </style:style>
    <style:style style:name="P5" style:family="paragraph">
      <loext:graphic-properties draw:fill="solid" draw:fill-color="#6ad1e3"/>
    </style:style>
    <style:style style:name="P6" style:family="paragraph">
      <loext:graphic-properties draw:fill="solid" draw:fill-color="#00a9ce"/>
    </style:style>
    <style:style style:name="P7" style:family="paragraph">
      <loext:graphic-properties draw:fill="none"/>
    </style:style>
    <style:style style:name="P8" style:family="paragraph">
      <loext:graphic-properties draw:fill="solid" draw:fill-color="#a4e6ff" draw:opacity="56%"/>
    </style:style>
    <style:style style:name="P9" style:family="paragraph">
      <style:paragraph-properties fo:margin-left="0cm" fo:margin-right="0cm" fo:line-height="120%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line-height="120%" fo:text-align="center" fo:text-indent="0cm"/>
    </style:style>
    <style:style style:name="P11" style:family="paragraph">
      <style:paragraph-properties fo:text-align="center"/>
    </style:style>
    <style:style style:name="T1" style:family="text">
      <style:text-properties fo:color="#ffffff" style:font-name="Gotham Light" fo:font-size="21.7999992370605pt" style:font-name-asian="Gotham Light" style:font-size-asian="21.7999992370605pt" style:font-name-complex="Gotham Light" style:font-size-complex="21.7999992370605pt"/>
    </style:style>
    <style:style style:name="T2" style:family="text">
      <style:text-properties fo:color="#ffffff" style:font-name="Gotham Light" fo:font-size="13.5pt" style:font-name-asian="Gotham Light" style:font-size-asian="13.5pt" style:font-name-complex="Gotham Light" style:font-size-complex="13.5pt"/>
    </style:style>
    <style:style style:name="T3" style:family="text">
      <style:text-properties fo:color="#ffffff" style:font-name="Gotham Light" fo:font-size="15.6000003814697pt" style:font-name-asian="Gotham Light" style:font-size-asian="15.6000003814697pt" style:font-name-complex="Gotham Light" style:font-size-complex="15.6000003814697pt"/>
    </style:style>
    <style:style style:name="T4" style:family="text">
      <style:text-properties fo:color="#ffffff" style:font-name="Gotham Light" fo:font-size="9.39999961853027pt" style:font-name-asian="Gotham Light" style:font-size-asian="9.39999961853027pt" style:font-name-complex="Gotham Light" style:font-size-complex="9.39999961853027pt"/>
    </style:style>
    <style:style style:name="T5" style:family="text">
      <style:text-properties fo:color="#ffffff" style:font-name="Gotham Light" fo:font-size="8.30000019073486pt" style:font-name-asian="Gotham Light" style:font-size-asian="8.30000019073486pt" style:font-name-complex="Gotham Light" style:font-size-complex="8.30000019073486pt"/>
    </style:style>
    <style:style style:name="T6" style:family="text">
      <style:text-properties fo:color="#ffffff" style:font-name="Gotham Light" fo:font-size="12.3000001907349pt" style:font-name-asian="Gotham Light" style:font-size-asian="12.3000001907349pt" style:font-name-complex="Gotham Light" style:font-size-complex="12.3000001907349pt"/>
    </style:style>
    <style:style style:name="T7" style:family="text">
      <style:text-properties fo:color="#333f48" style:font-name="Gotham Light" fo:font-size="15.5pt" style:font-name-asian="Gotham Light" style:font-size-asian="15.5pt" style:font-name-complex="Gotham Light" style:font-size-complex="15.5pt"/>
    </style:style>
    <style:style style:name="T8" style:family="text">
      <style:text-properties fo:color="#ffffff" style:font-name="Gotham Light" fo:font-size="20.2999992370605pt" style:font-name-asian="Gotham Light" style:font-size-asian="20.2999992370605pt" style:font-name-complex="Gotham Light" style:font-size-complex="20.2999992370605pt"/>
    </style:style>
    <style:style style:name="T9" style:family="text">
      <style:text-properties fo:color="#ffffff" style:font-name="Gotham Light" fo:font-size="10.6999998092651pt" style:font-name-asian="Gotham Light" style:font-size-asian="10.6999998092651pt" style:font-name-complex="Gotham Light" style:font-size-complex="10.6999998092651pt"/>
    </style:style>
    <style:style style:name="T10" style:family="text">
      <style:text-properties fo:color="#ffffff" style:font-name="Gotham Light" fo:font-size="10pt" style:font-name-asian="Gotham Light" style:font-size-asian="10pt" style:font-name-complex="Gotham Light" style:font-size-complex="10pt"/>
    </style:style>
    <style:style style:name="T11" style:family="text">
      <style:text-properties fo:color="#ffffff" style:font-name="Gotham Light" fo:font-size="12.6000003814697pt" style:font-name-asian="Gotham Light" style:font-size-asian="12.6000003814697pt" style:font-name-complex="Gotham Light" style:font-size-complex="12.6000003814697pt"/>
    </style:style>
    <style:style style:name="T12" style:family="text">
      <style:text-properties fo:color="#ffffff" style:font-name="Gotham Light" fo:font-size="12pt" style:font-name-asian="Gotham Light" style:font-size-asian="12pt" style:font-name-complex="Gotham Light" style:font-size-complex="12pt"/>
    </style:style>
    <style:style style:name="T13" style:family="text">
      <style:text-properties fo:color="#ffffff" style:font-name="Gotham Light" fo:font-size="11.5pt" style:font-name-asian="Gotham Light" style:font-size-asian="11.5pt" style:font-name-complex="Gotham Light" style:font-size-complex="11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polygon draw:style-name="gr1" draw:text-style-name="P1" draw:layer="layout" svg:width="16.612cm" svg:height="12.929cm" svg:x="0.43cm" svg:y="0.224cm" svg:viewBox="0 0 16613 12930" draw:points="16613,0 0,0 0,12930 16613,12930">
          <text:p/>
        </draw:polygon>
        <draw:frame draw:style-name="gr2" draw:text-style-name="P3" draw:layer="layout" svg:width="16.607cm" svg:height="1.077cm" svg:x="0.43cm" svg:y="11.768cm">
          <draw:text-box>
            <text:p text:style-name="P2"><text:span text:style-name="T1">nRF53 application core</text:span></text:p>
          </draw:text-box>
        </draw:frame>
        <draw:polygon draw:style-name="gr3" draw:text-style-name="P4" draw:layer="layout" svg:width="15.981cm" svg:height="1.707cm" svg:x="0.68cm" svg:y="0.417cm" svg:viewBox="0 0 15982 1708" draw:points="0,0 0,1708 15982,1708 15982,0">
          <text:p/>
        </draw:polygon>
        <draw:frame draw:style-name="gr4" draw:text-style-name="P3" draw:layer="layout" svg:width="15.954cm" svg:height="0.661cm" svg:x="0.708cm" svg:y="0.941cm">
          <draw:text-box>
            <text:p text:style-name="P2"><text:span text:style-name="T2">Application</text:span></text:p>
          </draw:text-box>
        </draw:frame>
        <draw:polygon draw:style-name="gr5" draw:text-style-name="P5" draw:layer="layout" svg:width="9cm" svg:height="5.82cm" svg:x="0.68cm" svg:y="3.316cm" svg:viewBox="0 0 9001 5821" draw:points="0,0 0,5821 9001,5821 9001,0">
          <text:p/>
        </draw:polygon>
        <draw:frame draw:style-name="gr6" draw:text-style-name="P3" draw:layer="layout" svg:width="8.142cm" svg:height="0.772cm" svg:x="1.219cm" svg:y="3.496cm">
          <draw:text-box>
            <text:p text:style-name="P2"><text:span text:style-name="T3">Thread stack (OpenThread)</text:span></text:p>
          </draw:text-box>
        </draw:frame>
        <draw:g>
          <draw:polygon draw:style-name="gr7" draw:text-style-name="P6" draw:layer="layout" svg:width="6.785cm" svg:height="0.815cm" svg:x="1.857cm" svg:y="8.209cm" svg:viewBox="0 0 6786 816" draw:points="6786,0 0,0 0,816 6786,816">
            <text:p/>
          </draw:polygon>
          <draw:polygon draw:style-name="gr8" draw:text-style-name="P7" draw:layer="layout" svg:width="6.785cm" svg:height="0.815cm" svg:x="1.857cm" svg:y="8.209cm" svg:viewBox="0 0 6786 816" draw:points="6786,0 0,0 0,816 6786,816">
            <text:p/>
          </draw:polygon>
        </draw:g>
        <draw:frame draw:style-name="gr9" draw:text-style-name="P3" draw:layer="layout" svg:width="3.412cm" svg:height="0.458cm" svg:x="3.544cm" svg:y="8.388cm">
          <draw:text-box>
            <text:p text:style-name="P2"><text:span text:style-name="T4">IEEE 802.15.4 MAC</text:span></text:p>
          </draw:text-box>
        </draw:frame>
        <draw:g>
          <draw:polygon draw:style-name="gr7" draw:text-style-name="P6" draw:layer="layout" svg:width="6.785cm" svg:height="0.815cm" svg:x="1.857cm" svg:y="6.409cm" svg:viewBox="0 0 6786 816" draw:points="6786,0 0,0 0,816 6786,816">
            <text:p/>
          </draw:polygon>
          <draw:polygon draw:style-name="gr8" draw:text-style-name="P7" draw:layer="layout" svg:width="6.785cm" svg:height="0.815cm" svg:x="1.857cm" svg:y="6.409cm" svg:viewBox="0 0 6786 816" draw:points="6786,0 0,0 0,816 6786,816">
            <text:p/>
          </draw:polygon>
        </draw:g>
        <draw:frame draw:style-name="gr9" draw:text-style-name="P3" draw:layer="layout" svg:width="1.008cm" svg:height="0.458cm" svg:x="4.745cm" svg:y="6.586cm">
          <draw:text-box>
            <text:p text:style-name="P2"><text:span text:style-name="T4">UDP</text:span></text:p>
          </draw:text-box>
        </draw:frame>
        <draw:g>
          <draw:polygon draw:style-name="gr7" draw:text-style-name="P6" draw:layer="layout" svg:width="6.785cm" svg:height="0.815cm" svg:x="1.857cm" svg:y="7.309cm" svg:viewBox="0 0 6786 816" draw:points="6786,0 0,0 0,816 6786,816">
            <text:p/>
          </draw:polygon>
          <draw:polygon draw:style-name="gr8" draw:text-style-name="P7" draw:layer="layout" svg:width="6.785cm" svg:height="0.815cm" svg:x="1.857cm" svg:y="7.309cm" svg:viewBox="0 0 6786 816" draw:points="6786,0 0,0 0,816 6786,816">
            <text:p/>
          </draw:polygon>
        </draw:g>
        <draw:frame draw:style-name="gr9" draw:text-style-name="P3" draw:layer="layout" svg:width="3.539cm" svg:height="0.458cm" svg:x="3.48cm" svg:y="7.488cm">
          <draw:text-box>
            <text:p text:style-name="P2"><text:span text:style-name="T4">6LoWPAN / IPv6</text:span></text:p>
          </draw:text-box>
        </draw:frame>
        <draw:g>
          <draw:polygon draw:style-name="gr7" draw:text-style-name="P6" draw:layer="layout" svg:width="3.412cm" svg:height="1.009cm" svg:x="1.857cm" svg:y="5.333cm" svg:viewBox="0 0 3413 1010" draw:points="3413,0 0,0 0,1010 3413,1010">
            <text:p/>
          </draw:polygon>
          <draw:polygon draw:style-name="gr8" draw:text-style-name="P7" draw:layer="layout" svg:width="3.412cm" svg:height="1.009cm" svg:x="1.857cm" svg:y="5.333cm" svg:viewBox="0 0 3413 1010" draw:points="3413,0 0,0 0,1010 3413,1010">
            <text:p/>
          </draw:polygon>
        </draw:g>
        <draw:frame draw:style-name="gr9" draw:text-style-name="P3" draw:layer="layout" svg:width="1.262cm" svg:height="0.458cm" svg:x="2.932cm" svg:y="5.609cm">
          <draw:text-box>
            <text:p text:style-name="P2"><text:span text:style-name="T4">CoAP</text:span></text:p>
          </draw:text-box>
        </draw:frame>
        <draw:g>
          <draw:polygon draw:style-name="gr7" draw:text-style-name="P6" draw:layer="layout" svg:width="3.412cm" svg:height="1.009cm" svg:x="1.857cm" svg:y="4.247cm" svg:viewBox="0 0 3413 1010" draw:points="3413,0 0,0 0,1010 3413,1010">
            <text:p/>
          </draw:polygon>
          <draw:polygon draw:style-name="gr8" draw:text-style-name="P7" draw:layer="layout" svg:width="3.412cm" svg:height="1.009cm" svg:x="1.857cm" svg:y="4.247cm" svg:viewBox="0 0 3413 1010" draw:points="3413,0 0,0 0,1010 3413,1010">
            <text:p/>
          </draw:polygon>
        </draw:g>
        <draw:frame draw:style-name="gr9" draw:text-style-name="P3" draw:layer="layout" svg:width="1.973cm" svg:height="0.458cm" svg:x="2.576cm" svg:y="4.523cm">
          <draw:text-box>
            <text:p text:style-name="P2"><text:span text:style-name="T4">MeshCoP</text:span></text:p>
          </draw:text-box>
        </draw:frame>
        <draw:g>
          <draw:polygon draw:style-name="gr7" draw:text-style-name="P6" draw:layer="layout" svg:width="1.667cm" svg:height="2.095cm" svg:x="5.347cm" svg:y="4.247cm" svg:viewBox="0 0 1668 2096" draw:points="0,2096 0,0 1668,0 1668,2096">
            <text:p/>
          </draw:polygon>
          <draw:polygon draw:style-name="gr8" draw:text-style-name="P7" draw:layer="layout" svg:width="1.667cm" svg:height="2.095cm" svg:x="5.347cm" svg:y="4.247cm" svg:viewBox="0 0 1668 2096" draw:points="0,2096 0,0 1668,0 1668,2096">
            <text:p/>
          </draw:polygon>
        </draw:g>
        <draw:frame draw:style-name="gr9" draw:text-style-name="P3" draw:layer="layout" svg:width="0.984cm" svg:height="0.458cm" svg:x="5.688cm" svg:y="5.066cm">
          <draw:text-box>
            <text:p text:style-name="P2"><text:span text:style-name="T4">MLE</text:span></text:p>
          </draw:text-box>
        </draw:frame>
        <draw:g>
          <draw:polygon draw:style-name="gr7" draw:text-style-name="P6" draw:layer="layout" svg:width="1.547cm" svg:height="2.095cm" svg:x="7.095cm" svg:y="4.247cm" svg:viewBox="0 0 1548 2096" draw:points="0,2096 0,0 1548,0 1548,2096">
            <text:p/>
          </draw:polygon>
          <draw:polygon draw:style-name="gr8" draw:text-style-name="P7" draw:layer="layout" svg:width="1.547cm" svg:height="2.095cm" svg:x="7.095cm" svg:y="4.247cm" svg:viewBox="0 0 1548 2096" draw:points="0,2096 0,0 1548,0 1548,2096">
            <text:p/>
          </draw:polygon>
        </draw:g>
        <draw:frame draw:style-name="gr10" draw:text-style-name="P3" draw:layer="layout" svg:width="1.597cm" svg:height="0.407cm" svg:x="7.088cm" svg:y="5.091cm">
          <draw:text-box>
            <text:p text:style-name="P2"><text:span text:style-name="T5">DHCP</text:span><text:span text:style-name="T5">v6</text:span></text:p>
          </draw:text-box>
        </draw:frame>
        <draw:polygon draw:style-name="gr5" draw:text-style-name="P5" draw:layer="layout" svg:width="9cm" svg:height="0.8cm" svg:x="0.68cm" svg:y="2.324cm" svg:viewBox="0 0 9001 801" draw:points="0,0 0,801 9001,801 9001,0">
          <text:p/>
        </draw:polygon>
        <draw:frame draw:style-name="gr11" draw:text-style-name="P3" draw:layer="layout" svg:width="8.956cm" svg:height="0.605cm" svg:x="0.685cm" svg:y="2.418cm">
          <draw:text-box>
            <text:p text:style-name="P2"><text:span text:style-name="T6">Zeph</text:span><text:span text:style-name="T6">yr </text:span><text:span text:style-name="T6">integ</text:span><text:span text:style-name="T6">ratio</text:span><text:span text:style-name="T6">n</text:span></text:p>
          </draw:text-box>
        </draw:frame>
        <draw:frame draw:style-name="gr12" draw:text-style-name="P3" draw:layer="layout" svg:width="9.245cm" svg:height="1.294cm" svg:x="0.43cm" svg:y="10.259cm">
          <draw:text-box>
            <text:p text:style-name="P2"><text:span text:style-name="T6">Spine</text:span><text:span text:style-name="T6">l</text:span></text:p>
          </draw:text-box>
        </draw:frame>
        <draw:frame draw:style-name="gr13" draw:text-style-name="P3" draw:layer="layout" svg:width="5.582cm" svg:height="1.525cm" svg:x="2.819cm" svg:y="14.701cm">
          <draw:text-box>
            <text:p text:style-name="P2"><text:span text:style-name="T7">OpenAMP (Spinel)</text:span></text:p>
          </draw:text-box>
        </draw:frame>
        <draw:polygon draw:style-name="gr1" draw:text-style-name="P1" draw:layer="layout" svg:width="16.63cm" svg:height="4.817cm" svg:x="0.406cm" svg:y="17.726cm" svg:viewBox="0 0 16631 4818" draw:points="16631,0 0,0 0,4818 16631,4818">
          <text:p/>
        </draw:polygon>
        <draw:frame draw:style-name="gr14" draw:text-style-name="P3" draw:layer="layout" svg:width="16.631cm" svg:height="1.297cm" svg:x="0.406cm" svg:y="21.127cm">
          <draw:text-box>
            <text:p text:style-name="P2"><text:span text:style-name="T8">nRF5</text:span><text:span text:style-name="T8">3 </text:span><text:span text:style-name="T8">netw</text:span><text:span text:style-name="T8">ork </text:span><text:span text:style-name="T8">core</text:span></text:p>
          </draw:text-box>
        </draw:frame>
        <draw:polygon draw:style-name="gr5" draw:text-style-name="P5" draw:layer="layout" svg:width="7.872cm" svg:height="1.738cm" svg:x="0.656cm" svg:y="18.089cm" svg:viewBox="0 0 7873 1739" draw:points="7873,0 0,0 0,1739 7873,1739">
          <text:p/>
        </draw:polygon>
        <draw:frame draw:style-name="gr15" draw:text-style-name="P3" draw:layer="layout" svg:width="7.846cm" svg:height="0.73cm" svg:x="0.688cm" svg:y="18.113cm">
          <draw:text-box>
            <text:p text:style-name="P2"><text:span text:style-name="T9">nRF IEEE 802.15.4 radio driver</text:span></text:p>
          </draw:text-box>
        </draw:frame>
        <draw:g>
          <draw:polygon draw:style-name="gr7" draw:text-style-name="P6" draw:layer="layout" svg:width="7.059cm" svg:height="0.73cm" svg:x="1.093cm" svg:y="18.858cm" svg:viewBox="0 0 7060 731" draw:points="7060,0 0,0 0,731 7060,731">
            <text:p/>
          </draw:polygon>
          <draw:polygon draw:style-name="gr8" draw:text-style-name="P7" draw:layer="layout" svg:width="7.059cm" svg:height="0.73cm" svg:x="1.093cm" svg:y="18.858cm" svg:viewBox="0 0 7060 731" draw:points="7060,0 0,0 0,731 7060,731">
            <text:p/>
          </draw:polygon>
        </draw:g>
        <draw:frame draw:style-name="gr15" draw:text-style-name="P3" draw:layer="layout" svg:width="7.196cm" svg:height="0.73cm" svg:x="1.084cm" svg:y="18.858cm">
          <draw:text-box>
            <text:p text:style-name="P2"><text:span text:style-name="T9">IEEE </text:span><text:span text:style-name="T9">802.</text:span><text:span text:style-name="T9">15.4 </text:span><text:span text:style-name="T9">PHY</text:span></text:p>
          </draw:text-box>
        </draw:frame>
        <draw:frame draw:style-name="gr16" draw:text-style-name="P3" draw:layer="layout" svg:width="7.617cm" svg:height="0.8cm" svg:x="1.353cm" svg:y="9.282cm">
          <draw:text-box>
            <text:p text:style-name="P2"><text:span text:style-name="T10">Zephy</text:span><text:span text:style-name="T10">r </text:span><text:span text:style-name="T10">integr</text:span><text:span text:style-name="T10">ation</text:span></text:p>
          </draw:text-box>
        </draw:frame>
        <draw:polygon draw:style-name="gr5" draw:text-style-name="P5" draw:layer="layout" svg:width="16.001cm" svg:height="1.023cm" svg:x="0.66cm" svg:y="20.04cm" svg:viewBox="0 0 16002 1024" draw:points="0,1024 16002,1024 16002,0 0,0">
          <text:p/>
        </draw:polygon>
        <draw:frame draw:style-name="gr17" draw:text-style-name="P3" draw:layer="layout" svg:width="16.002cm" svg:height="1.023cm" svg:x="0.66cm" svg:y="20.04cm">
          <draw:text-box>
            <text:p text:style-name="P2"><text:span text:style-name="T10">Multiprotocol Service Layer (MPSL)</text:span></text:p>
          </draw:text-box>
        </draw:frame>
        <draw:polygon draw:style-name="gr5" draw:text-style-name="P5" draw:layer="layout" svg:width="9cm" svg:height="0.8cm" svg:x="0.681cm" svg:y="9.325cm" svg:viewBox="0 0 9001 801" draw:points="0,0 0,801 9001,801 9001,0">
          <text:p/>
        </draw:polygon>
        <draw:frame draw:style-name="gr18" draw:text-style-name="P3" draw:layer="layout" svg:width="8.956cm" svg:height="0.621cm" svg:x="0.685cm" svg:y="9.411cm">
          <draw:text-box>
            <text:p text:style-name="P2"><text:span text:style-name="T11">Zephyr </text:span><text:span text:style-name="T11">integration</text:span></text:p>
          </draw:text-box>
        </draw:frame>
        <draw:polygon draw:style-name="gr5" draw:text-style-name="P5" draw:layer="layout" svg:width="9cm" svg:height="0.991cm" svg:x="0.682cm" svg:y="10.384cm" svg:viewBox="0 0 9001 992" draw:points="0,0 0,992 9001,992 9001,0">
          <text:p/>
        </draw:polygon>
        <draw:frame draw:style-name="gr19" draw:text-style-name="P3" draw:layer="layout" svg:width="9.017cm" svg:height="0.878cm" svg:x="0.658cm" svg:y="10.395cm">
          <draw:text-box>
            <text:p text:style-name="P2"><text:span text:style-name="T9">nRF IEEE 802.15.4 radio driver</text:span></text:p>
          </draw:text-box>
        </draw:frame>
        <draw:polygon draw:style-name="gr5" draw:text-style-name="P5" draw:layer="layout" svg:width="6.785cm" svg:height="9.173cm" svg:x="9.931cm" svg:y="2.329cm" svg:viewBox="0 0 6786 9174" draw:points="0,0 0,9174 6786,9174 6786,0">
          <text:p/>
        </draw:polygon>
        <draw:frame draw:style-name="gr20" draw:text-style-name="P3" draw:layer="layout" svg:width="3.721cm" svg:height="0.961cm" svg:x="11.349cm" svg:y="2.6cm">
          <draw:text-box>
            <text:p text:style-name="P2"><text:span text:style-name="T3">BLE stack</text:span></text:p>
          </draw:text-box>
        </draw:frame>
        <draw:g>
          <draw:g>
            <draw:polygon draw:style-name="gr7" draw:text-style-name="P6" draw:layer="layout" svg:width="5.63cm" svg:height="4.655cm" svg:x="10.412cm" svg:y="3.591cm" svg:viewBox="0 0 5631 4656" draw:points="0,4656 5631,4656 5631,0 0,0">
              <text:p/>
            </draw:polygon>
            <draw:polygon draw:style-name="gr8" draw:text-style-name="P7" draw:layer="layout" svg:width="5.63cm" svg:height="4.655cm" svg:x="10.412cm" svg:y="3.591cm" svg:viewBox="0 0 5631 4656" draw:points="0,4656 5631,4656 5631,0 0,0">
              <text:p/>
            </draw:polygon>
          </draw:g>
          <draw:frame draw:style-name="gr21" draw:text-style-name="P3" draw:layer="layout" svg:width="5.63cm" svg:height="4.655cm" svg:x="10.412cm" svg:y="3.591cm">
            <draw:text-box>
              <text:p text:style-name="P2"><text:span text:style-name="T12">Zeph</text:span><text:span text:style-name="T12">yr </text:span><text:span text:style-name="T12">host</text:span></text:p>
            </draw:text-box>
          </draw:frame>
        </draw:g>
        <draw:polygon draw:style-name="gr22" draw:text-style-name="P8" draw:layer="layout" svg:width="2.344cm" svg:height="0.997cm" svg:x="10.687cm" svg:y="6.75cm" svg:viewBox="0 0 2345 998" draw:points="2345,0 0,0 0,998 2345,998">
          <text:p/>
        </draw:polygon>
        <draw:frame draw:style-name="gr23" draw:text-style-name="P3" draw:layer="layout" svg:width="1.819cm" svg:height="0.697cm" svg:x="10.922cm" svg:y="6.9cm">
          <draw:text-box>
            <text:p text:style-name="P2"><text:span text:style-name="T13">L2CAP</text:span></text:p>
          </draw:text-box>
        </draw:frame>
        <draw:polygon draw:style-name="gr22" draw:text-style-name="P8" draw:layer="layout" svg:width="2.344cm" svg:height="0.996cm" svg:x="10.687cm" svg:y="4.512cm" svg:viewBox="0 0 2345 997" draw:points="2345,0 0,0 0,997 2345,997">
          <text:p/>
        </draw:polygon>
        <draw:frame draw:style-name="gr23" draw:text-style-name="P3" draw:layer="layout" svg:width="1.546cm" svg:height="0.697cm" svg:x="11.058cm" svg:y="4.661cm">
          <draw:text-box>
            <text:p text:style-name="P2"><text:span text:style-name="T13">GATT</text:span></text:p>
          </draw:text-box>
        </draw:frame>
        <draw:polygon draw:style-name="gr22" draw:text-style-name="P8" draw:layer="layout" svg:width="2.344cm" svg:height="0.996cm" svg:x="10.687cm" svg:y="5.643cm" svg:viewBox="0 0 2345 997" draw:points="2345,0 0,0 0,997 2345,997">
          <text:p/>
        </draw:polygon>
        <draw:frame draw:style-name="gr23" draw:text-style-name="P3" draw:layer="layout" svg:width="1.162cm" svg:height="0.697cm" svg:x="11.257cm" svg:y="5.793cm">
          <draw:text-box>
            <text:p text:style-name="P2"><text:span text:style-name="T13">ATT</text:span></text:p>
          </draw:text-box>
        </draw:frame>
        <draw:polygon draw:style-name="gr22" draw:text-style-name="P8" draw:layer="layout" svg:width="2.598cm" svg:height="1cm" svg:x="13.132cm" svg:y="4.508cm" svg:viewBox="0 0 2599 1001" draw:points="2599,0 0,0 0,1001 2599,1001">
          <text:p/>
        </draw:polygon>
        <draw:frame draw:style-name="gr23" draw:text-style-name="P3" draw:layer="layout" svg:width="1.248cm" svg:height="0.697cm" svg:x="13.807cm" svg:y="4.659cm">
          <draw:text-box>
            <text:p text:style-name="P2"><text:span text:style-name="T13">GAP</text:span></text:p>
          </draw:text-box>
        </draw:frame>
        <draw:polygon draw:style-name="gr22" draw:text-style-name="P8" draw:layer="layout" svg:width="2.598cm" svg:height="2.116cm" svg:x="13.132cm" svg:y="5.631cm" svg:viewBox="0 0 2599 2117" draw:points="2599,0 0,0 0,2117 2599,2117">
          <text:p/>
        </draw:polygon>
        <draw:frame draw:style-name="gr23" draw:text-style-name="P3" draw:layer="layout" svg:width="0.887cm" svg:height="0.697cm" svg:x="13.982cm" svg:y="6.341cm">
          <draw:text-box>
            <text:p text:style-name="P2"><text:span text:style-name="T13">SM</text:span></text:p>
          </draw:text-box>
        </draw:frame>
        <draw:frame draw:style-name="gr24" draw:text-style-name="P10" draw:layer="layout" svg:width="4.693cm" svg:height="1.016cm" svg:x="9.388cm" svg:y="14.956cm">
          <draw:text-box>
            <text:p text:style-name="P9"><text:span text:style-name="T7">OpenAMP (HCI)</text:span></text:p>
          </draw:text-box>
        </draw:frame>
        <draw:polygon draw:style-name="gr5" draw:text-style-name="P5" draw:layer="layout" svg:width="7.872cm" svg:height="1.738cm" svg:x="8.757cm" svg:y="18.09cm" svg:viewBox="0 0 7873 1739" draw:points="7873,0 0,0 0,1739 7873,1739">
          <text:p/>
        </draw:polygon>
        <draw:g>
          <draw:g>
            <draw:polygon draw:style-name="gr7" draw:text-style-name="P6" draw:layer="layout" svg:width="7.065cm" svg:height="1.256cm" svg:x="9.215cm" svg:y="18.354cm" svg:viewBox="0 0 7066 1257" draw:points="0,1257 7066,1257 7066,0 0,0">
              <text:p/>
            </draw:polygon>
            <draw:polygon draw:style-name="gr8" draw:text-style-name="P7" draw:layer="layout" svg:width="7.065cm" svg:height="1.256cm" svg:x="9.215cm" svg:y="18.354cm" svg:viewBox="0 0 7066 1257" draw:points="0,1257 7066,1257 7066,0 0,0">
              <text:p/>
            </draw:polygon>
          </draw:g>
          <draw:frame draw:style-name="gr25" draw:text-style-name="P3" draw:layer="layout" svg:width="7.065cm" svg:height="1.482cm" svg:x="9.215cm" svg:y="18.241cm">
            <draw:text-box>
              <text:p text:style-name="P2"><text:span text:style-name="T12">nRF </text:span><text:span text:style-name="T12">Bluetooth LE </text:span><text:span text:style-name="T12">Controller</text:span></text:p>
            </draw:text-box>
          </draw:frame>
        </draw:g>
        <draw:line draw:style-name="gr26" draw:text-style-name="P11" draw:layer="layout" svg:x1="2.686cm" svg:y1="11.376cm" svg:x2="2.686cm" svg:y2="18.107cm">
          <text:p/>
        </draw:line>
        <draw:line draw:style-name="gr26" draw:text-style-name="P11" draw:layer="layout" svg:x1="13.995cm" svg:y1="8.225cm" svg:x2="14.122cm" svg:y2="18.25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tham Light" svg:font-family="'Gotham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399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2-02T15:47:50.484383160</dc:date>
    <meta:editing-duration>PT20H36M15S</meta:editing-duration>
    <meta:editing-cycles>8</meta:editing-cycles>
    <meta:generator>LibreOffice/6.0.7.3$Linux_X86_64 LibreOffice_project/00m0$Build-3</meta:generator>
    <meta:document-statistic meta:object-count="79"/>
  </office:meta>
</office:document-meta>
</file>